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6882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0.2507in"/>
    </style:style>
    <style:style style:name="Table1.B" style:family="table-column">
      <style:table-column-properties style:column-width="0.7396in"/>
    </style:style>
    <style:style style:name="Table1.1" style:family="table-row">
      <style:table-row-properties style:row-height="0.2799in" fo:keep-together="auto"/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middle" fo:background-color="#f4f4f4" fo:padding="0.0382in" fo:border-left="none" fo:border-right="none" fo:border-top="none" fo:border-bottom="0.05pt solid #ffffff" style:writing-mode="page">
        <style:background-image/>
      </style:table-cell-properties>
    </style:style>
    <style:style style:name="Table1.C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2" style:family="table">
      <style:table-properties style:width="3.3764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0.2507in"/>
    </style:style>
    <style:style style:name="Table2.B" style:family="table-column">
      <style:table-column-properties style:column-width="0.6882in"/>
    </style:style>
    <style:style style:name="Table2.D" style:family="table-column">
      <style:table-column-properties style:column-width="0.7458in"/>
    </style:style>
    <style:style style:name="Table2.E" style:family="table-column">
      <style:table-column-properties style:column-width="1.0035in"/>
    </style:style>
    <style:style style:name="Table2.1" style:family="table-row">
      <style:table-row-properties style:row-height="0.2799in" fo:background-color="#fff9f2" fo:keep-together="auto">
        <style:background-image/>
      </style:table-row-properties>
    </style:style>
    <style:style style:name="Table2.A1" style:family="table-cell">
      <style:table-cell-properties style:vertical-align="middle" fo:background-color="#ffffff" fo:padding="0.0382in" fo:border="none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3" style:family="table">
      <style:table-properties style:width="4.7528in" fo:margin-left="0in" table:align="left"/>
    </style:style>
    <style:style style:name="Table3.A" style:family="table-column">
      <style:table-column-properties style:column-width="1.1257in"/>
    </style:style>
    <style:style style:name="Table3.B" style:family="table-column">
      <style:table-column-properties style:column-width="3.627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0.8097in" fo:margin-left="0.0021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0.2507in"/>
    </style:style>
    <style:style style:name="Table4.B" style:family="table-column">
      <style:table-column-properties style:column-width="0.559in"/>
    </style:style>
    <style:style style:name="Table4.1" style:family="table-row">
      <style:table-row-properties style:min-row-height="0.2507in" fo:keep-together="auto"/>
    </style:style>
    <style:style style:name="Table4.A1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7" style:family="table">
      <style:table-properties style:width="2.1215in" fo:margin-left="0.0451in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0.6882in"/>
    </style:style>
    <style:style style:name="Table7.C" style:family="table-column">
      <style:table-column-properties style:column-width="0.7451in"/>
    </style:style>
    <style:style style:name="Table7.1" style:family="table-row">
      <style:table-row-properties style:min-row-height="0.2507in" fo:keep-together="auto"/>
    </style:style>
    <style:style style:name="Table7.A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7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middle" fo:background-color="#f4f4f4" fo:padding="0.0382in" fo:border-left="none" fo:border-right="none" fo:border-top="none" fo:border-bottom="0.05pt solid #ffffff" style:writing-mode="page">
        <style:background-image/>
      </style:table-cell-properties>
    </style:style>
    <style:style style:name="Table7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7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7.3" style:family="table-row">
      <style:table-row-properties fo:keep-together="auto"/>
    </style:style>
    <style:style style:name="P1" style:family="paragraph" style:parent-style-name="Standard">
      <style:text-properties officeooo:paragraph-rsid="0020f844"/>
    </style:style>
    <style:style style:name="P2" style:family="paragraph" style:parent-style-name="Standard">
      <style:text-properties fo:font-size="6pt" officeooo:paragraph-rsid="001ceb7d" style:font-size-asian="5.25pt" style:font-size-complex="6pt"/>
    </style:style>
    <style:style style:name="P3" style:family="paragraph" style:parent-style-name="Standard">
      <style:text-properties officeooo:paragraph-rsid="001ceb7d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ca6f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74ee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74ee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1ca6f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74ee0" officeooo:paragraph-rsid="0057d7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ca6f1" officeooo:paragraph-rsid="001ca6f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168d9b" officeooo:paragraph-rsid="00168d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ca6f1" officeooo:paragraph-rsid="001ca6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ca6f1" officeooo:paragraph-rsid="006465e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la" fo:country="VA" fo:font-style="normal" fo:text-shadow="none" style:text-underline-style="none" fo:font-weight="normal" officeooo:rsid="0040b0ae" officeooo:paragraph-rsid="0040b0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la" fo:country="VA" fo:font-style="normal" fo:text-shadow="none" style:text-underline-style="none" fo:font-weight="normal" officeooo:rsid="003e8167" officeooo:paragraph-rsid="003e81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la" fo:country="VA" fo:font-style="normal" fo:text-shadow="none" style:text-underline-style="none" fo:font-weight="normal" officeooo:rsid="0040ff3f" officeooo:paragraph-rsid="0040ff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0pt" fo:language="la" fo:country="VA" officeooo:rsid="003d8495" officeooo:paragraph-rsid="003d8495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0pt" fo:language="la" fo:country="VA" officeooo:rsid="003e8167" officeooo:paragraph-rsid="003e8167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0pt" fo:language="la" fo:country="VA" officeooo:rsid="001ca6f1" officeooo:paragraph-rsid="0020f844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0pt" fo:language="la" fo:country="VA" officeooo:rsid="0041e29b" officeooo:paragraph-rsid="0041e29b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0pt" officeooo:rsid="00429ec3" officeooo:paragraph-rsid="00429ec3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color="#ffffff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68d9b" officeooo:paragraph-rsid="0020f8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353535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68d9b" officeooo:paragraph-rsid="0020f8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fff9f2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68d9b" officeooo:paragraph-rsid="0020f8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officeooo:paragraph-rsid="00556294"/>
    </style:style>
    <style:style style:name="P27" style:family="paragraph" style:parent-style-name="Text_20_body">
      <style:text-properties fo:font-size="6pt" fo:language="la" fo:country="VA" officeooo:paragraph-rsid="001ca6f1" style:font-size-asian="5.25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9pt" fo:language="la" fo:country="VA" fo:font-style="normal" fo:text-shadow="none" style:text-underline-style="none" fo:font-weight="normal" officeooo:rsid="001f22a4" officeooo:paragraph-rsid="0020f8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20f844" officeooo:paragraph-rsid="0020f84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style:font-name="Cantarell" officeooo:rsid="001d5b44" style:font-name-asian="Cantarell" style:font-name-complex="Cantarell"/>
    </style:style>
    <style:style style:name="T2" style:family="text">
      <style:text-properties style:font-name="Cantarell" officeooo:rsid="003d6bc8" style:font-name-asian="Cantarell" style:font-name-complex="Cantarell"/>
    </style:style>
    <style:style style:name="T3" style:family="text">
      <style:text-properties style:font-name="Cantarell" officeooo:rsid="001d5b44" style:font-name-asian="Source Han Serif CN" style:font-name-complex="Lohit Devanagari"/>
    </style:style>
    <style:style style:name="T4" style:family="text">
      <style:text-properties style:font-name="Cantarell" officeooo:rsid="002f7c1b" style:font-name-asian="Source Han Serif CN" style:font-name-complex="Lohit Devanagari"/>
    </style:style>
    <style:style style:name="T5" style:family="text">
      <style:text-properties style:font-name="Cantarell" officeooo:rsid="003d6bc8" style:font-name-asian="Source Han Serif CN" style:font-name-complex="Lohit Devanagari"/>
    </style:style>
    <style:style style:name="T6" style:family="text">
      <style:text-properties style:font-name="Cantarell" officeooo:rsid="001ceb7d" style:font-name-asian="Source Han Serif CN" style:font-name-complex="Lohit Devanagari"/>
    </style:style>
    <style:style style:name="T7" style:family="text">
      <style:text-properties officeooo:rsid="00193579"/>
    </style:style>
    <style:style style:name="T8" style:family="text">
      <style:text-properties officeooo:rsid="001a55e0"/>
    </style:style>
    <style:style style:name="T9" style:family="text">
      <style:text-properties officeooo:rsid="002a2e9c"/>
    </style:style>
    <style:style style:name="T10" style:family="text">
      <style:text-properties officeooo:rsid="003fcf09"/>
    </style:style>
    <style:style style:name="T11" style:family="text">
      <style:text-properties officeooo:rsid="0040b0ae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6pt" officeooo:rsid="005a6dac" style:font-size-asian="6pt" style:font-size-complex="6pt"/>
    </style:style>
    <style:style style:name="T14" style:family="text">
      <style:text-properties officeooo:rsid="00168d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5">nōlō </text:span><text:span text:style-name="T1">∙</text:span><text:span text:style-name="T3"> </text:span><text:span text:style-name="T5">n</text:span><text:span text:style-name="T4">ol</text:span><text:span text:style-name="T5">l</text:span><text:span text:style-name="T4">e</text:span><text:span text:style-name="T6"> </text:span><text:span text:style-name="T1">∙</text:span><text:span text:style-name="T3"> </text:span><text:span text:style-name="T5">nōluī</text:span><text:span text:style-name="T3"> </text:span><text:span text:style-name="T1">∙</text:span><text:span text:style-name="T3"> </text:span><text:span text:style-name="T2">—</text:span></text:p>
      <table:table table:name="Table1" table:style-name="Table1" table:template-name="Verbum">
        <table:table-column table:style-name="Table1.A"/>
        <table:table-column table:style-name="Table1.B" table:number-columns-repeated="6"/>
        <table:table-row table:style-name="Table1.1">
          <table:table-cell table:style-name="Table1.A1" table:number-columns-spanned="7" office:value-type="string">
            <text:p text:style-name="P13"><text:span text:style-name="T14">Indicātīvus</text:span> Āctīvu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6">Praes<text:span text:style-name="T8">ē</text:span>ns</text:p>
          </table:table-cell>
          <table:table-cell table:style-name="Table1.A2" office:value-type="string">
            <text:p text:style-name="P6">Praeteritum Imperfectum</text:p>
          </table:table-cell>
          <table:table-cell table:style-name="Table1.B2" office:value-type="string">
            <text:p text:style-name="P6">Futurum</text:p>
          </table:table-cell>
          <table:table-cell table:style-name="Table1.A2" office:value-type="string">
            <text:p text:style-name="P6">Praeteritum Perfectum</text:p>
          </table:table-cell>
          <table:table-cell table:style-name="Table1.B2" office:value-type="string">
            <text:p text:style-name="P6">Pl<text:span text:style-name="T8">ū</text:span>squam-perfectum</text:p>
          </table:table-cell>
          <table:table-cell table:style-name="Table1.A2" office:value-type="string">
            <text:p text:style-name="P6">Futurum Perf<text:span text:style-name="T7">e</text:span>ctum</text:p>
          </table:table-cell>
        </table:table-row>
        <table:table-row table:style-name="Table1.3">
          <table:table-cell table:style-name="Table1.A3" office:value-type="string">
            <text:p text:style-name="P24">1</text:p>
          </table:table-cell>
          <table:table-cell table:style-name="Table1.A1" office:value-type="string">
            <text:p text:style-name="P17">nōlō</text:p>
          </table:table-cell>
          <table:table-cell table:style-name="Table1.C3" office:value-type="string">
            <text:p text:style-name="P17">nōlēbam</text:p>
          </table:table-cell>
          <table:table-cell table:style-name="Table1.A1" office:value-type="string">
            <text:p text:style-name="P17">[nōlam]</text:p>
          </table:table-cell>
          <table:table-cell table:style-name="Table1.C3" office:value-type="string">
            <text:p text:style-name="P18">nōluī</text:p>
          </table:table-cell>
          <table:table-cell table:style-name="Table1.A1" office:value-type="string">
            <text:p text:style-name="P18">nōlueram</text:p>
          </table:table-cell>
          <table:table-cell table:style-name="Table1.C3" office:value-type="string">
            <text:p text:style-name="P18">nōluer<text:span text:style-name="T10">ō</text:span></text:p>
          </table:table-cell>
        </table:table-row>
        <table:table-row table:style-name="Table1.4">
          <table:table-cell table:style-name="Table1.A3" office:value-type="string">
            <text:p text:style-name="P24">2</text:p>
          </table:table-cell>
          <table:table-cell table:style-name="Table1.A1" office:value-type="string">
            <text:p text:style-name="P17">nōn vis</text:p>
          </table:table-cell>
          <table:table-cell table:style-name="Table1.C3" office:value-type="string">
            <text:p text:style-name="P17">nōlēbās</text:p>
          </table:table-cell>
          <table:table-cell table:style-name="Table1.A1" office:value-type="string">
            <text:p text:style-name="P17">nōlēs</text:p>
          </table:table-cell>
          <table:table-cell table:style-name="Table1.C3" office:value-type="string">
            <text:p text:style-name="P18">nōluistī</text:p>
          </table:table-cell>
          <table:table-cell table:style-name="Table1.A1" office:value-type="string">
            <text:p text:style-name="P18">nōluerās</text:p>
          </table:table-cell>
          <table:table-cell table:style-name="Table1.C3" office:value-type="string">
            <text:p text:style-name="P18">nōluer<text:span text:style-name="T10">i</text:span>s</text:p>
          </table:table-cell>
        </table:table-row>
        <table:table-row table:style-name="Table1.5">
          <table:table-cell table:style-name="Table1.A3" office:value-type="string">
            <text:p text:style-name="P24">3</text:p>
          </table:table-cell>
          <table:table-cell table:style-name="Table1.A1" office:value-type="string">
            <text:p text:style-name="P17">nōn vult</text:p>
          </table:table-cell>
          <table:table-cell table:style-name="Table1.C3" office:value-type="string">
            <text:p text:style-name="P17">nōlēbat</text:p>
          </table:table-cell>
          <table:table-cell table:style-name="Table1.A1" office:value-type="string">
            <text:p text:style-name="P17">nōlet</text:p>
          </table:table-cell>
          <table:table-cell table:style-name="Table1.C3" office:value-type="string">
            <text:p text:style-name="P18">nōluit</text:p>
          </table:table-cell>
          <table:table-cell table:style-name="Table1.A1" office:value-type="string">
            <text:p text:style-name="P18">nōluerat</text:p>
          </table:table-cell>
          <table:table-cell table:style-name="Table1.C3" office:value-type="string">
            <text:p text:style-name="P18">nōluer<text:span text:style-name="T10">i</text:span>t</text:p>
          </table:table-cell>
        </table:table-row>
        <table:table-row table:style-name="Table1.6">
          <table:table-cell table:style-name="Table1.A3" office:value-type="string">
            <text:p text:style-name="P24">1 <text:span text:style-name="T13">pl</text:span></text:p>
          </table:table-cell>
          <table:table-cell table:style-name="Table1.A1" office:value-type="string">
            <text:p text:style-name="P17">nōlumus</text:p>
          </table:table-cell>
          <table:table-cell table:style-name="Table1.C3" office:value-type="string">
            <text:p text:style-name="P17">nōlēbāmus</text:p>
          </table:table-cell>
          <table:table-cell table:style-name="Table1.A1" office:value-type="string">
            <text:p text:style-name="P17">[nōlēmus]</text:p>
          </table:table-cell>
          <table:table-cell table:style-name="Table1.C3" office:value-type="string">
            <text:p text:style-name="P18">nōluimus</text:p>
          </table:table-cell>
          <table:table-cell table:style-name="Table1.A1" office:value-type="string">
            <text:p text:style-name="P18">nōluerāmus</text:p>
          </table:table-cell>
          <table:table-cell table:style-name="Table1.C3" office:value-type="string">
            <text:p text:style-name="P18">nōluer<text:span text:style-name="T10">i</text:span>mus</text:p>
          </table:table-cell>
        </table:table-row>
        <table:table-row table:style-name="Table1.7">
          <table:table-cell table:style-name="Table1.A3" office:value-type="string">
            <text:p text:style-name="P24">2<text:span text:style-name="T12"> </text:span><text:span text:style-name="T13">pl</text:span></text:p>
          </table:table-cell>
          <table:table-cell table:style-name="Table1.A1" office:value-type="string">
            <text:p text:style-name="P17">nōn vultis</text:p>
          </table:table-cell>
          <table:table-cell table:style-name="Table1.C3" office:value-type="string">
            <text:p text:style-name="P17">nōlēbātis</text:p>
          </table:table-cell>
          <table:table-cell table:style-name="Table1.A1" office:value-type="string">
            <text:p text:style-name="P17">nōlētis</text:p>
          </table:table-cell>
          <table:table-cell table:style-name="Table1.C3" office:value-type="string">
            <text:p text:style-name="P18">nōluistis</text:p>
          </table:table-cell>
          <table:table-cell table:style-name="Table1.A1" office:value-type="string">
            <text:p text:style-name="P18">nōluerātis</text:p>
          </table:table-cell>
          <table:table-cell table:style-name="Table1.C3" office:value-type="string">
            <text:p text:style-name="P18">nōluer<text:span text:style-name="T10">i</text:span>tis</text:p>
          </table:table-cell>
        </table:table-row>
        <table:table-row table:style-name="Table1.8">
          <table:table-cell table:style-name="Table1.C3" office:value-type="string">
            <text:p text:style-name="P24">3<text:span text:style-name="T12"> p</text:span><text:span text:style-name="T13">l</text:span></text:p>
          </table:table-cell>
          <table:table-cell table:style-name="Table1.A1" office:value-type="string">
            <text:p text:style-name="P17">nōlunt</text:p>
          </table:table-cell>
          <table:table-cell table:style-name="Table1.C3" office:value-type="string">
            <text:p text:style-name="P17">nōlēbant</text:p>
          </table:table-cell>
          <table:table-cell table:style-name="Table1.A1" office:value-type="string">
            <text:p text:style-name="P17">nōlent</text:p>
          </table:table-cell>
          <table:table-cell table:style-name="Table1.C3" office:value-type="string">
            <text:p text:style-name="P18">nōluērunt</text:p>
          </table:table-cell>
          <table:table-cell table:style-name="Table1.A1" office:value-type="string">
            <text:p text:style-name="P18">nōluerant</text:p>
          </table:table-cell>
          <table:table-cell table:style-name="Table1.C3" office:value-type="string">
            <text:p text:style-name="P18">nōluer<text:span text:style-name="T10">i</text:span>nt</text:p>
          </table:table-cell>
        </table:table-row>
      </table:table>
      <text:p text:style-name="P27"/>
      <table:table table:name="Table2" table:style-name="Table2" table:template-name="Verbum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12">Subi<text:span text:style-name="T9">ū</text:span>nctīvūs Āctīvus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7">Praes<text:span text:style-name="T8">ē</text:span>ns</text:p>
          </table:table-cell>
          <table:table-cell table:style-name="Table2.A2" office:value-type="string">
            <text:p text:style-name="P7">Praeteritum Imperfectum</text:p>
          </table:table-cell>
          <table:table-cell table:style-name="Table2.B2" office:value-type="string">
            <text:p text:style-name="P7">Praeteritum Perfectum</text:p>
          </table:table-cell>
          <table:table-cell table:style-name="Table2.A2" office:value-type="string">
            <text:p text:style-name="P8">Pl<text:span text:style-name="T8">ū</text:span>squamperfectum</text:p>
          </table:table-cell>
        </table:table-row>
        <table:table-row table:style-name="Table2.3">
          <table:table-cell table:style-name="Table2.A3" office:value-type="string">
            <text:p text:style-name="P24">1</text:p>
          </table:table-cell>
          <table:table-cell table:style-name="Table2.B3" office:value-type="string">
            <text:p text:style-name="P14">nōlim</text:p>
          </table:table-cell>
          <table:table-cell table:style-name="Table2.A3" office:value-type="string">
            <text:p text:style-name="P14">nollem</text:p>
          </table:table-cell>
          <table:table-cell table:style-name="Table2.B3" office:value-type="string">
            <text:p text:style-name="P15">nōluer<text:span text:style-name="T11">im</text:span></text:p>
          </table:table-cell>
          <table:table-cell table:style-name="Table2.A3" office:value-type="string">
            <text:p text:style-name="P16">nōlueissem</text:p>
          </table:table-cell>
        </table:table-row>
        <table:table-row table:style-name="Table2.4">
          <table:table-cell table:style-name="Table2.A3" office:value-type="string">
            <text:p text:style-name="P24">2</text:p>
          </table:table-cell>
          <table:table-cell table:style-name="Table2.B3" office:value-type="string">
            <text:p text:style-name="P14">nōlīs</text:p>
          </table:table-cell>
          <table:table-cell table:style-name="Table2.A3" office:value-type="string">
            <text:p text:style-name="P14">nollēs</text:p>
          </table:table-cell>
          <table:table-cell table:style-name="Table2.B3" office:value-type="string">
            <text:p text:style-name="P15">nōluer<text:span text:style-name="T11">ī</text:span>s</text:p>
          </table:table-cell>
          <table:table-cell table:style-name="Table2.A3" office:value-type="string">
            <text:p text:style-name="P16">nōlueissēs</text:p>
          </table:table-cell>
        </table:table-row>
        <table:table-row table:style-name="Table2.5">
          <table:table-cell table:style-name="Table2.A3" office:value-type="string">
            <text:p text:style-name="P24">3</text:p>
          </table:table-cell>
          <table:table-cell table:style-name="Table2.B3" office:value-type="string">
            <text:p text:style-name="P14">nōlit</text:p>
          </table:table-cell>
          <table:table-cell table:style-name="Table2.A3" office:value-type="string">
            <text:p text:style-name="P14">nollet</text:p>
          </table:table-cell>
          <table:table-cell table:style-name="Table2.B3" office:value-type="string">
            <text:p text:style-name="P15">nōluer<text:span text:style-name="T10">i</text:span>t</text:p>
          </table:table-cell>
          <table:table-cell table:style-name="Table2.A3" office:value-type="string">
            <text:p text:style-name="P16">nōlueisset</text:p>
          </table:table-cell>
        </table:table-row>
        <table:table-row table:style-name="Table2.6">
          <table:table-cell table:style-name="Table2.A3" office:value-type="string">
            <text:p text:style-name="P24">1 <text:span text:style-name="T13">pl</text:span></text:p>
          </table:table-cell>
          <table:table-cell table:style-name="Table2.B3" office:value-type="string">
            <text:p text:style-name="P14">nōlīmus</text:p>
          </table:table-cell>
          <table:table-cell table:style-name="Table2.A3" office:value-type="string">
            <text:p text:style-name="P14">nollēmus</text:p>
          </table:table-cell>
          <table:table-cell table:style-name="Table2.B3" office:value-type="string">
            <text:p text:style-name="P15">nōlue<text:span text:style-name="T11">rī</text:span>mus</text:p>
          </table:table-cell>
          <table:table-cell table:style-name="Table2.A3" office:value-type="string">
            <text:p text:style-name="P16">nōlueissēmus</text:p>
          </table:table-cell>
        </table:table-row>
        <table:table-row table:style-name="Table2.7">
          <table:table-cell table:style-name="Table2.A3" office:value-type="string">
            <text:p text:style-name="P24">2<text:span text:style-name="T12"> </text:span><text:span text:style-name="T13">pl</text:span></text:p>
          </table:table-cell>
          <table:table-cell table:style-name="Table2.B3" office:value-type="string">
            <text:p text:style-name="P14">nōlītis</text:p>
          </table:table-cell>
          <table:table-cell table:style-name="Table2.A3" office:value-type="string">
            <text:p text:style-name="P14">nollētis</text:p>
          </table:table-cell>
          <table:table-cell table:style-name="Table2.B3" office:value-type="string">
            <text:p text:style-name="P15">nōluer<text:span text:style-name="T11">ī</text:span>tis</text:p>
          </table:table-cell>
          <table:table-cell table:style-name="Table2.A3" office:value-type="string">
            <text:p text:style-name="P16">nōlueissētis</text:p>
          </table:table-cell>
        </table:table-row>
        <table:table-row table:style-name="Table2.8">
          <table:table-cell table:style-name="Table2.A3" office:value-type="string">
            <text:p text:style-name="P24">3<text:span text:style-name="T12"> p</text:span><text:span text:style-name="T13">l</text:span></text:p>
          </table:table-cell>
          <table:table-cell table:style-name="Table2.B3" office:value-type="string">
            <text:p text:style-name="P14">nōlint</text:p>
          </table:table-cell>
          <table:table-cell table:style-name="Table2.A3" office:value-type="string">
            <text:p text:style-name="P14">nollent</text:p>
          </table:table-cell>
          <table:table-cell table:style-name="Table2.B3" office:value-type="string">
            <text:p text:style-name="P15">nōluer<text:span text:style-name="T10">i</text:span>nt</text:p>
          </table:table-cell>
          <table:table-cell table:style-name="Table2.A3" office:value-type="string">
            <text:p text:style-name="P16">nōlueissent</text:p>
          </table:table-cell>
        </table:table-row>
      </table:table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table:number-columns-spanned="2" office:value-type="string">
                  <text:p text:style-name="P28">Imperātīvus</text:p>
                </table:table-cell>
                <table:covered-table-cell/>
              </table:table-row>
              <table:table-row table:style-name="Table4.2">
                <table:table-cell table:style-name="Table4.A1" office:value-type="string">
                  <text:p text:style-name="P23">1</text:p>
                </table:table-cell>
                <table:table-cell table:style-name="Table4.B2" office:value-type="string">
                  <text:p text:style-name="P19"/>
                </table:table-cell>
              </table:table-row>
              <table:table-row table:style-name="Table4.3">
                <table:table-cell table:style-name="Table4.A1" office:value-type="string">
                  <text:p text:style-name="P24">2</text:p>
                </table:table-cell>
                <table:table-cell table:style-name="Table4.B2" office:value-type="string">
                  <text:p text:style-name="P20">nōlī</text:p>
                </table:table-cell>
              </table:table-row>
              <table:table-row table:style-name="Table4.4">
                <table:table-cell table:style-name="Table4.A1" office:value-type="string">
                  <text:p text:style-name="P24">3</text:p>
                </table:table-cell>
                <table:table-cell table:style-name="Table4.B2" office:value-type="string">
                  <text:p text:style-name="P20">nōlītō</text:p>
                </table:table-cell>
              </table:table-row>
              <table:table-row table:style-name="Table4.5">
                <table:table-cell table:style-name="Table4.A1" office:value-type="string">
                  <text:p text:style-name="P25">1 <text:span text:style-name="T13">pl</text:span></text:p>
                </table:table-cell>
                <table:table-cell table:style-name="Table4.B2" office:value-type="string">
                  <text:p text:style-name="P19"/>
                </table:table-cell>
              </table:table-row>
              <table:table-row table:style-name="Table4.6">
                <table:table-cell table:style-name="Table4.A1" office:value-type="string">
                  <text:p text:style-name="P24">2<text:span text:style-name="T12"> </text:span><text:span text:style-name="T13">pl</text:span></text:p>
                </table:table-cell>
                <table:table-cell table:style-name="Table4.B2" office:value-type="string">
                  <text:p text:style-name="P20">nōlīte</text:p>
                </table:table-cell>
              </table:table-row>
              <table:table-row table:style-name="Table4.7">
                <table:table-cell table:style-name="Table4.A1" office:value-type="string">
                  <text:p text:style-name="P24">3<text:span text:style-name="T12"> p</text:span><text:span text:style-name="T13">l</text:span></text:p>
                </table:table-cell>
                <table:table-cell table:style-name="Table4.B2" office:value-type="string">
                  <text:p text:style-name="P20">nōlītōte, nōluntō</text:p>
                </table:table-cell>
              </table:table-row>
            </table:table>
            <text:p text:style-name="P1"/>
          </table:table-cell>
          <table:table-cell table:style-name="Table3.A1" office:value-type="string">
            <table:table table:name="Table7" table:style-name="Table7">
              <table:table-column table:style-name="Table7.A" table:number-columns-repeated="2"/>
              <table:table-column table:style-name="Table7.C"/>
              <table:table-row table:style-name="Table7.1">
                <table:table-cell table:style-name="Table7.A1" office:value-type="string">
                  <text:p text:style-name="P11"/>
                </table:table-cell>
                <table:table-cell table:style-name="Table7.A1" office:value-type="string">
                  <text:p text:style-name="P29">Infīnītīvus</text:p>
                </table:table-cell>
                <table:table-cell table:style-name="Table7.C1" office:value-type="string">
                  <text:p text:style-name="P29">Participium</text:p>
                </table:table-cell>
              </table:table-row>
              <table:table-row table:style-name="Table7.2">
                <table:table-cell table:style-name="Table7.A2" office:value-type="string">
                  <text:p text:style-name="P4">Praes<text:span text:style-name="T8">ē</text:span>ns</text:p>
                </table:table-cell>
                <table:table-cell table:style-name="Table7.B2" office:value-type="string">
                  <text:p text:style-name="P21">nolle</text:p>
                </table:table-cell>
                <table:table-cell table:style-name="Table7.C2" office:value-type="string">
                  <text:p text:style-name="P21">nōlens</text:p>
                </table:table-cell>
              </table:table-row>
              <table:table-row table:style-name="Table7.3">
                <table:table-cell table:style-name="Table7.C2" office:value-type="string">
                  <text:p text:style-name="P5">Praeteritum Perfectum</text:p>
                </table:table-cell>
                <table:table-cell table:style-name="Table7.B2" office:value-type="string">
                  <text:p text:style-name="P21">nōluisse</text:p>
                </table:table-cell>
                <table:table-cell table:style-name="Table7.C2" office:value-type="string">
                  <text:p text:style-name="P22"/>
                </table:table-cell>
              </table:table-row>
            </table:table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Verbum.1" style:family="table-cell">
      <style:table-cell-properties fo:background-color="#e6e6e6" fo:border-bottom="0.06pt solid #000000" style:vertical-align="middle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2" style:family="table-cell">
      <style:table-cell-properties fo:background-color="#e6e6e6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3" style:family="table-cell">
      <style:table-cell-properties fo:border-bottom="0.06pt solid #ffffff" style:vertical-align="middle"/>
      <style:paragraph-properties fo:text-align="center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Verbum.4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5" style:family="table-cell">
      <style:table-cell-properties fo:background-color="#e6e6e6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6" style:family="table-cell">
      <style:table-cell-properties fo:border-bottom="0.06pt solid #ffffff" style:vertical-align="middle"/>
      <style:paragraph-properties fo:text-align="center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Verbum.7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8" style:family="table-cell">
      <style:table-cell-properties fo:background-color="#e6e6e6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9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10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11" style:family="table-cell">
      <style:table-cell-properties fo:border-bottom="0.06pt solid #000000" style:vertical-align="middle"/>
      <style:paragraph-properties fo:text-align="center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12" style:family="table-cell">
      <style:table-cell-properties fo:border-bottom="0.06pt solid #000000" style:vertical-align="middle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13" style:family="table-cell">
      <style:table-cell-properties style:vertical-align="middle"/>
      <style:paragraph-properties fo:text-align="center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Verbum.14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Verbum.15" style:family="table-cell">
      <style:table-cell-properties fo:border-bottom="0.06pt solid #000000" style:vertical-align="middle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Verbum.16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table:table-template table:name="Verbum" table:first-row-end-column="row" table:first-row-start-column="column" table:last-row-end-column="row" table:last-row-start-column="column">
      <table:first-row table:style-name="Verbum.1"/>
      <table:last-row table:style-name="Verbum.2"/>
      <table:first-column table:style-name="Verbum.3"/>
      <table:last-column table:style-name="Verbum.4"/>
      <table:body table:style-name="Verbum.9"/>
      <table:even-rows table:style-name="Verbum.5"/>
      <table:odd-rows table:style-name="Verbum.6"/>
      <table:even-columns table:style-name="Verbum.7"/>
      <table:odd-columns table:style-name="Verbum.8"/>
      <table:background table:style-name="Verbum.10"/>
      <loext:first-row-even-column table:style-name="Verbum.15"/>
      <loext:last-row-even-column table:style-name="Verbum.16"/>
      <loext:first-row-end-column table:style-name="Verbum.12"/>
      <loext:first-row-start-column table:style-name="Verbum.11"/>
      <loext:last-row-end-column table:style-name="Verbum.14"/>
      <loext:last-row-start-column table:style-name="Verbum.13"/>
    </table:table-template>
  </office:styles>
  <office:automatic-styles>
    <style:page-layout style:name="Mpm1">
      <style:page-layout-properties fo:page-width="5.8299in" fo:page-height="8.2701in" style:num-format="1" style:print-orientation="portrait" fo:margin-top="0.5in" fo:margin-bottom="0.5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17:15.076887517</meta:creation-date>
    <meta:editing-duration>PT3H13M38S</meta:editing-duration>
    <meta:editing-cycles>72</meta:editing-cycles>
    <meta:generator>LibreOffice/6.1.5.2$Linux_X86_64 LibreOffice_project/10$Build-2</meta:generator>
    <meta:initial-creator>Robert Lee</meta:initial-creator>
    <dc:date>2019-04-07T11:27:27.923727243</dc:date>
    <dc:creator>Robert Lee</dc:creator>
    <meta:printed-by>Robert Lee</meta:printed-by>
    <meta:print-date>2019-04-06T15:46:17.741635528</meta:print-date>
    <meta:document-statistic meta:table-count="5" meta:image-count="0" meta:object-count="0" meta:page-count="1" meta:paragraph-count="103" meta:word-count="129" meta:character-count="857" meta:non-whitespace-character-count="830"/>
    <meta:template xlink:type="simple" xlink:actuate="onRequest" xlink:title="A5CircaPunch" xlink:href="../../Templates/A5CircaPunch.ott" meta:date="2019-03-24T11:17:14.465111193"/>
  </office:meta>
</office:document-meta>
</file>